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officeooo:paragraph-rsid="00065b15"/>
    </style:style>
    <style:style style:name="P12" style:family="paragraph" style:parent-style-name="Standard">
      <style:paragraph-properties fo:text-align="start" style:justify-single-word="false"/>
      <style:text-properties officeooo:paragraph-rsid="000cdd3b"/>
    </style:style>
    <style:style style:name="P13" style:family="paragraph" style:parent-style-name="Standard">
      <style:paragraph-properties fo:text-align="start" style:justify-single-word="false"/>
      <style:text-properties officeooo:paragraph-rsid="0012f29e"/>
    </style:style>
    <style:style style:name="P14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17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cdd3b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0cdd3b" style:font-size-asian="14pt" style:font-size-complex="14pt"/>
    </style:style>
    <style:style style:name="T6" style:family="text">
      <style:text-properties fo:font-size="14pt" style:text-underline-style="none" officeooo:rsid="001751cd" style:font-size-asian="14pt" style:font-size-complex="14pt"/>
    </style:style>
    <style:style style:name="T7" style:family="text">
      <style:text-properties fo:font-size="14pt" style:text-underline-style="none" officeooo:rsid="00203b6a" style:font-size-asian="14pt" style:font-size-complex="14pt"/>
    </style:style>
    <style:style style:name="T8" style:family="text">
      <style:text-properties fo:font-size="14pt" style:text-underline-style="none" officeooo:rsid="001751cd" style:font-size-asian="12.25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926cb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65b15" style:font-size-asian="10pt" style:font-size-complex="10pt"/>
    </style:style>
    <style:style style:name="T13" style:family="text">
      <style:text-properties fo:font-size="10pt" officeooo:rsid="00070444" style:font-size-asian="10pt" style:font-size-complex="10pt"/>
    </style:style>
    <style:style style:name="T14" style:family="text">
      <style:text-properties fo:font-size="10pt" officeooo:rsid="00098100" style:font-size-asian="10pt" style:font-size-complex="10pt"/>
    </style:style>
    <style:style style:name="T15" style:family="text">
      <style:text-properties fo:font-size="10pt" officeooo:rsid="000a96ac" style:font-size-asian="10pt" style:font-size-complex="10pt"/>
    </style:style>
    <style:style style:name="T16" style:family="text">
      <style:text-properties fo:font-size="10pt" officeooo:rsid="0020889b" style:font-size-asian="10pt" style:font-size-complex="10pt"/>
    </style:style>
    <style:style style:name="T17" style:family="text">
      <style:text-properties fo:font-size="10pt" style:text-underline-style="none" officeooo:rsid="0007d870" style:font-size-asian="8.75pt" style:font-size-complex="10pt"/>
    </style:style>
    <style:style style:name="T18" style:family="text">
      <style:text-properties fo:font-size="10pt" officeooo:rsid="0012f29e" style:font-size-asian="8.75pt" style:font-size-complex="10pt"/>
    </style:style>
    <style:style style:name="T19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20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21" style:family="text">
      <style:text-properties fo:font-size="16pt" style:text-underline-style="none" officeooo:rsid="00052e59" style:font-size-asian="16pt" style:font-size-complex="16pt"/>
    </style:style>
    <style:style style:name="T22" style:family="text">
      <style:text-properties fo:font-size="12pt" style:text-underline-style="none" officeooo:rsid="00052e59" style:font-size-asian="12pt" style:font-size-complex="12pt"/>
    </style:style>
    <style:style style:name="T23" style:family="text">
      <style:text-properties officeooo:rsid="00098100"/>
    </style:style>
    <style:style style:name="T24" style:family="text">
      <style:text-properties style:text-underline-style="none" officeooo:rsid="000926cb"/>
    </style:style>
    <style:style style:name="T25" style:family="text">
      <style:text-properties officeooo:rsid="00203b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ale Kelly</text:p>
      <text:p text:style-name="P16">dalekellytoo@gmail.com</text:p>
      <text:p text:style-name="P1"/>
      <text:p text:style-name="P1"/>
      <text:p text:style-name="P4"><text:span text:style-name="T24"><text:tab/></text:span><text:span text:style-name="T10">E</text:span><text:span text:style-name="T9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4">Welding Certificate</text:span></text:p>
      <text:p text:style-name="P14"/>
      <text:p text:style-name="P14"><text:tab/><text:tab/>Community College of Allegheny College</text:p>
      <text:p text:style-name="P2"><text:tab/><text:tab/><text:tab/><text:span text:style-name="T11">General Studies, </text:span><text:span text:style-name="T16">Phi Theta Kappa Honors Society</text:span></text:p>
      <text:p text:style-name="P2"/>
      <text:p text:style-name="P2"><text:tab/><text:tab/><text:span text:style-name="T1">University of Pittsburgh</text:span></text:p>
      <text:p text:style-name="P2"><text:tab/><text:tab/><text:tab/><text:span text:style-name="T11">Bachelor of Science in Chemical Engineering, cum laude</text:span></text:p>
      <text:p text:style-name="P2"><text:span text:style-name="T11"><text:tab/><text:tab/><text:tab/></text:span><text:span text:style-name="T16">Omega Chi Epislon Honors Society</text:span></text:p>
      <text:p text:style-name="P2"/>
      <text:p text:style-name="P2"><text:tab/><text:tab/><text:span text:style-name="T1">University of Metaphysical Sciences</text:span></text:p>
      <text:p text:style-name="P2"><text:span text:style-name="T1"><text:tab/><text:tab/><text:tab/></text:span><text:span text:style-name="T18">Currently pursuing Doctor of Divinity, D.D.</text:span></text:p>
      <text:p text:style-name="P9"><text:tab/><text:tab/><text:tab/>Philosopher of Metaphysics, Ph.D.</text:p>
      <text:p text:style-name="P6"><text:tab/><text:tab/><text:tab/>Practitioner’s Certificate</text:p>
      <text:p text:style-name="P7"><text:tab/><text:tab/><text:tab/>Ministerial Ordination</text:p>
      <text:p text:style-name="P7"><text:tab/><text:tab/><text:tab/>Master of Metaphysical Sciences</text:p>
      <text:p text:style-name="P6"><text:tab/><text:tab/><text:tab/><text:span text:style-name="T23">Bachelor of Metaphysical Sciences</text:span></text:p>
      <text:p text:style-name="P6"/>
      <text:p text:style-name="P6"/>
      <text:p text:style-name="P6"><text:span text:style-name="T21"><text:tab/></text:span><text:span text:style-name="T19">Experience</text:span></text:p>
      <text:p text:style-name="P5"/>
      <text:p text:style-name="P11"><text:span text:style-name="T22"><text:tab/><text:tab/></text:span><text:span text:style-name="T3">Eastman Kodak Company</text:span></text:p>
      <text:p text:style-name="P11"><text:bookmark text:name="u_x_2"/><text:span text:style-name="T3"><text:tab/><text:tab/><text:tab/></text:span><text:span text:style-name="T11">Imag</text:span><text:span text:style-name="T15">e</text:span><text:span text:style-name="T11"> Science Training Program, </text:span><text:span text:style-name="T12">2 years</text:span><text:span text:style-name="T11"><text:line-break/><text:tab/><text:tab/><text:tab/></text:span><text:span text:style-name="T12">Development Engineer: </text:span><text:span text:style-name="T11">Consumer RA4 AgX Paper Testing, </text:span><text:span text:style-name="T12">1 year</text:span><text:span text:style-name="T11"><text:line-break/><text:tab/><text:tab/><text:tab/></text:span><text:span text:style-name="T12">Senior Develop</text:span><text:span text:style-name="T13">ment</text:span><text:span text:style-name="T12"> Engineer: </text:span><text:span text:style-name="T11">Consumer/Professional C41 AgX Film Process, </text:span><text:span text:style-name="T12">3 years</text:span><text:span text:style-name="T11"><text:line-break/><text:tab/><text:tab/><text:tab/></text:span><text:span text:style-name="T12">Senior Development Engineer: </text:span><text:span text:style-name="T11">Professional Hybrid AgX/Digital Systems, </text:span><text:span text:style-name="T12">5 years</text:span></text:p>
      <text:p text:style-name="P8"/>
      <text:p text:style-name="P11"><text:span text:style-name="T12"><text:tab/><text:tab/></text:span><text:span text:style-name="T4">Century 21 Real Estate</text:span></text:p>
      <text:p text:style-name="P11"><text:span text:style-name="T4"><text:tab/><text:tab/><text:tab/></text:span><text:span text:style-name="T17">Sales Agent, 4 years</text:span></text:p>
      <text:p text:style-name="P10"/>
      <text:p text:style-name="P11"><text:span text:style-name="T17"><text:tab/><text:tab/></text:span><text:span text:style-name="T8">Highly Skilled Janitor</text:span></text:p>
      <text:p text:style-name="P10"/>
      <text:p text:style-name="P10"/>
      <text:p text:style-name="P13"><text:span text:style-name="T17"><text:tab/></text:span><text:span text:style-name="T20">Affiliations</text:span></text:p>
      <text:p text:style-name="P10"><text:tab/><text:tab/></text:p>
      <text:p text:style-name="P12"><text:span text:style-name="T17"><text:tab/><text:tab/></text:span><text:span text:style-name="T5">American Association of Drugless Practition</text:span><text:span text:style-name="T6">ers </text:span><text:span text:style-name="T7">Certificate# 56603712</text:span></text:p>
      <text:p text:style-name="P18"><text:tab/><text:tab/>American Alternative Medicine Association <text:span text:style-name="T25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8-07-31T20:14:41.472000000</dc:date>
    <meta:editing-duration>PT59M56S</meta:editing-duration>
    <meta:editing-cycles>26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27" meta:word-count="126" meta:character-count="1070" meta:non-whitespace-character-count="902"/>
  </office:meta>
</office:document-meta>
</file>